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83.25pt" style:use-optimal-column-width="fals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57pt" style:use-optimal-column-width="true"/>
    </style:style>
    <style:style style:name="ACOL-8" style:family="table-column">
      <style:table-column-properties style:column-width="102.8pt" style:use-optimal-column-width="false"/>
    </style:style>
    <style:style style:name="ACOL-9" style:family="table-column">
      <style:table-column-properties style:column-width="37.49pt" style:use-optimal-column-width="false"/>
    </style:style>
    <style:style style:name="ACOL-10" style:family="table-column">
      <style:table-column-properties style:column-width="47.99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102.75pt" style:use-optimal-column-width="true"/>
    </style:style>
    <style:style style:name="ACOL-13" style:family="table-column">
      <style:table-column-properties style:column-width="96pt" style:use-optimal-column-width="false"/>
    </style:style>
    <style:style style:name="ACOL-14" style:family="table-column">
      <style:table-column-properties style:column-width="65.25pt" style:use-optimal-column-width="true"/>
    </style:style>
    <style:style style:name="ACOL-15" style:family="table-column">
      <style:table-column-properties style:column-width="85.5pt" style:use-optimal-column-width="true"/>
    </style:style>
    <style:style style:name="ACOL-16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 table:number-columns-repeated="2"/>
        <table:table-column table:default-cell-style-name="ACE-0" table:style-name="ACOL-10" table:number-columns-repeated="2"/>
        <table:table-column table:default-cell-style-name="ACE-0" table:style-name="ACOL-11"/>
        <table:table-column table:default-cell-style-name="ACE-0" table:style-name="ACOL-12" table:number-columns-repeated="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 table:number-columns-repeated="2"/>
        <table:table-column table:default-cell-style-name="ACE-0" table:style-name="ACOL-0" table:number-columns-repeated="224"/>
        <table:table-column table:style-name="ACOL-0" table:number-columns-repeated="13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original_depth</text:p>
          </table:table-cell>
          <table:table-cell table:style-name="ACE-0" office:value-type="string">
            <text:p>depth_range_low</text:p>
          </table:table-cell>
          <table:table-cell table:style-name="ACE-0" office:value-type="string">
            <text:p>depth_range_high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17R-1W-70_80</text:p>
          </table:table-cell>
          <table:table-cell table:style-name="ACE-3" office:value-type="float" office:value="-17.5">
            <text:p>−17.500</text:p>
          </table:table-cell>
          <table:table-cell table:style-name="ACE-3" office:value-type="float" office:value="-149.38333333333333">
            <text:p>−149.383</text:p>
          </table:table-cell>
          <table:table-cell table:style-name="ACE-5" office:value-type="float" office:value="29534.700000000001">
            <text:p>29534.7</text:p>
          </table:table-cell>
          <table:table-cell table:style-name="ACE-5" office:value-type="float" office:value="50.299999999999997">
            <text:p>50.3</text:p>
          </table:table-cell>
          <table:table-cell table:style-name="ACE-0" office:value-type="string">
            <text:p>Acropora_sp.(branching_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]+AVERAGE([.R2];[.S2])" office:value-type="float" office:value="-104.15159580392452">
            <text:p>−104.1515958039245</text:p>
          </table:table-cell>
          <table:table-cell table:style-name="ACE-0" table:formula="of:=AVERAGE([.R2];[.S2])" office:value-type="float" office:value="12.117983296075476">
            <text:p>12.11798329607548</text:p>
          </table:table-cell>
          <table:table-cell table:style-name="ACE-0" table:formula="of:=AVERAGE([.R2];[.S2])" office:value-type="float" office:value="12.117983296075476">
            <text:p>12.11798329607548</text:p>
          </table:table-cell>
          <table:table-cell table:style-name="ACE-0" office:value-type="string">
            <text:p>ThomasEtal2009,HibbertEtal2016</text:p>
          </table:table-cell>
          <table:table-cell table:style-name="ACE-6" office:value-type="float" office:value="-116.2695791">
            <text:p>−116.3</text:p>
          </table:table-cell>
          <table:table-cell table:style-name="ACE-6" office:value-type="float" office:value="19.847361659505001">
            <text:p>19.8</text:p>
          </table:table-cell>
          <table:table-cell table:style-name="ACE-6" office:value-type="float" office:value="4.3886049326459498">
            <text:p>4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16R-2W-13_17</text:p>
          </table:table-cell>
          <table:table-cell table:style-name="ACE-3" office:value-type="float" office:value="-17.5">
            <text:p>−17.500</text:p>
          </table:table-cell>
          <table:table-cell table:style-name="ACE-3" office:value-type="float" office:value="-149.38333333333333">
            <text:p>−149.383</text:p>
          </table:table-cell>
          <table:table-cell table:style-name="ACE-5" office:value-type="float" office:value="29602.299999999999">
            <text:p>29602.3</text:p>
          </table:table-cell>
          <table:table-cell table:style-name="ACE-5" office:value-type="float" office:value="50.399999999999999">
            <text:p>50.4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]+AVERAGE([.R3];[.S3])" office:value-type="float" office:value="-80.048128480694686">
            <text:p>−80.0481284806947</text:p>
          </table:table-cell>
          <table:table-cell table:style-name="ACE-0" table:formula="of:=AVERAGE([.R3];[.S3])" office:value-type="float" office:value="35.501177819305305">
            <text:p>35.5011778193053</text:p>
          </table:table-cell>
          <table:table-cell table:style-name="ACE-0" table:formula="of:=AVERAGE([.R3];[.S3])" office:value-type="float" office:value="35.501177819305305">
            <text:p>35.5011778193053</text:p>
          </table:table-cell>
          <table:table-cell table:style-name="ACE-0" office:value-type="string">
            <text:p>ThomasEtal2009,HibbertEtal2016</text:p>
          </table:table-cell>
          <table:table-cell table:style-name="ACE-6" office:value-type="float" office:value="-115.5493063">
            <text:p>−115.5</text:p>
          </table:table-cell>
          <table:table-cell table:style-name="ACE-6" office:value-type="float" office:value="64.149998653746493">
            <text:p>64.1</text:p>
          </table:table-cell>
          <table:table-cell table:style-name="ACE-6" office:value-type="float" office:value="6.8523569848641204">
            <text:p>6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16R-2W-13_17</text:p>
          </table:table-cell>
          <table:table-cell table:style-name="ACE-3" office:value-type="float" office:value="-17.5">
            <text:p>−17.500</text:p>
          </table:table-cell>
          <table:table-cell table:style-name="ACE-3" office:value-type="float" office:value="-149.38333333333333">
            <text:p>−149.383</text:p>
          </table:table-cell>
          <table:table-cell table:style-name="ACE-5" office:value-type="float" office:value="29629">
            <text:p>29629.0</text:p>
          </table:table-cell>
          <table:table-cell table:style-name="ACE-5" office:value-type="float" office:value="39.299999999999997">
            <text:p>39.3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]+AVERAGE([.R4];[.S4])" office:value-type="float" office:value="-80.054978774406408">
            <text:p>−80.0549787744064</text:p>
          </table:table-cell>
          <table:table-cell table:style-name="ACE-0" table:formula="of:=AVERAGE([.R4];[.S4])" office:value-type="float" office:value="35.486320925593589">
            <text:p>35.4863209255936</text:p>
          </table:table-cell>
          <table:table-cell table:style-name="ACE-0" table:formula="of:=AVERAGE([.R4];[.S4])" office:value-type="float" office:value="35.486320925593589">
            <text:p>35.4863209255936</text:p>
          </table:table-cell>
          <table:table-cell table:style-name="ACE-0" office:value-type="string">
            <text:p>ThomasEtal2009,HibbertEtal2016</text:p>
          </table:table-cell>
          <table:table-cell table:style-name="ACE-6" office:value-type="float" office:value="-115.5412997">
            <text:p>−115.5</text:p>
          </table:table-cell>
          <table:table-cell table:style-name="ACE-6" office:value-type="float" office:value="64.132263219694394">
            <text:p>64.1</text:p>
          </table:table-cell>
          <table:table-cell table:style-name="ACE-6" office:value-type="float" office:value="6.8403786314927801">
            <text:p>6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17R-1W-70_80</text:p>
          </table:table-cell>
          <table:table-cell table:style-name="ACE-3" office:value-type="float" office:value="-17.5">
            <text:p>−17.500</text:p>
          </table:table-cell>
          <table:table-cell table:style-name="ACE-3" office:value-type="float" office:value="-149.38333333333333">
            <text:p>−149.383</text:p>
          </table:table-cell>
          <table:table-cell table:style-name="ACE-5" office:value-type="float" office:value="29679.099999999999">
            <text:p>29679.1</text:p>
          </table:table-cell>
          <table:table-cell table:style-name="ACE-5" office:value-type="float" office:value="35.700000000000003">
            <text:p>35.7</text:p>
          </table:table-cell>
          <table:table-cell table:style-name="ACE-0" office:value-type="string">
            <text:p>Acropora_sp.(branching_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]+AVERAGE([.R5];[.S5])" office:value-type="float" office:value="-104.19572720956499">
            <text:p>−104.195727209565</text:p>
          </table:table-cell>
          <table:table-cell table:style-name="ACE-0" table:formula="of:=AVERAGE([.R5];[.S5])" office:value-type="float" office:value="12.030557190435001">
            <text:p>12.030557190435</text:p>
          </table:table-cell>
          <table:table-cell table:style-name="ACE-0" table:formula="of:=AVERAGE([.R5];[.S5])" office:value-type="float" office:value="12.030557190435001">
            <text:p>12.030557190435</text:p>
          </table:table-cell>
          <table:table-cell table:style-name="ACE-0" office:value-type="string">
            <text:p>ThomasEtal2009,HibbertEtal2016</text:p>
          </table:table-cell>
          <table:table-cell table:style-name="ACE-6" office:value-type="float" office:value="-116.2262844">
            <text:p>−116.2</text:p>
          </table:table-cell>
          <table:table-cell table:style-name="ACE-6" office:value-type="float" office:value="19.654271764611">
            <text:p>19.7</text:p>
          </table:table-cell>
          <table:table-cell table:style-name="ACE-6" office:value-type="float" office:value="4.4068426162590004">
            <text:p>4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17R-1W-5_10</text:p>
          </table:table-cell>
          <table:table-cell table:style-name="ACE-3" office:value-type="float" office:value="-17.5">
            <text:p>−17.500</text:p>
          </table:table-cell>
          <table:table-cell table:style-name="ACE-3" office:value-type="float" office:value="-149.38333333333333">
            <text:p>−149.383</text:p>
          </table:table-cell>
          <table:table-cell table:style-name="ACE-5" office:value-type="float" office:value="29828.599999999999">
            <text:p>29828.6</text:p>
          </table:table-cell>
          <table:table-cell table:style-name="ACE-5" office:value-type="float" office:value="35.899999999999999">
            <text:p>35.9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]+AVERAGE([.R6];[.S6])" office:value-type="float" office:value="-80.029460010783296">
            <text:p>−80.0294600107833</text:p>
          </table:table-cell>
          <table:table-cell table:style-name="ACE-0" table:formula="of:=AVERAGE([.R6];[.S6])" office:value-type="float" office:value="35.501945489216709">
            <text:p>35.5019454892167</text:p>
          </table:table-cell>
          <table:table-cell table:style-name="ACE-0" table:formula="of:=AVERAGE([.R6];[.S6])" office:value-type="float" office:value="35.501945489216709">
            <text:p>35.5019454892167</text:p>
          </table:table-cell>
          <table:table-cell table:style-name="ACE-0" office:value-type="string">
            <text:p>ThomasEtal2009,HibbertEtal2016</text:p>
          </table:table-cell>
          <table:table-cell table:style-name="ACE-6" office:value-type="float" office:value="-115.53140550000001">
            <text:p>−115.5</text:p>
          </table:table-cell>
          <table:table-cell table:style-name="ACE-6" office:value-type="float" office:value="64.132512939410503">
            <text:p>64.1</text:p>
          </table:table-cell>
          <table:table-cell table:style-name="ACE-6" office:value-type="float" office:value="6.87137803902292">
            <text:p>6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18R-1W-19_28</text:p>
          </table:table-cell>
          <table:table-cell table:style-name="ACE-3" office:value-type="float" office:value="-17.5">
            <text:p>−17.500</text:p>
          </table:table-cell>
          <table:table-cell table:style-name="ACE-3" office:value-type="float" office:value="-149.38333333333333">
            <text:p>−149.383</text:p>
          </table:table-cell>
          <table:table-cell table:style-name="ACE-5" office:value-type="float" office:value="29839.200000000001">
            <text:p>29839.2</text:p>
          </table:table-cell>
          <table:table-cell table:style-name="ACE-5" office:value-type="float" office:value="51">
            <text:p>51.0</text:p>
          </table:table-cell>
          <table:table-cell table:style-name="ACE-0" office:value-type="string">
            <text:p>Foliaceous_pachyseris_(ref_43)_-_is_this_Pacyseris_foliosa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]+AVERAGE([.R7];[.S7])" office:value-type="float" office:value="-115.94781591438556">
            <text:p>−115.9478159143856</text:p>
          </table:table-cell>
          <table:table-cell table:style-name="ACE-0" table:formula="of:=AVERAGE([.R7];[.S7])" office:value-type="float" office:value="7.1904156856144352">
            <text:p>7.19041568561444</text:p>
          </table:table-cell>
          <table:table-cell table:style-name="ACE-0" table:formula="of:=AVERAGE([.R7];[.S7])" office:value-type="float" office:value="7.1904156856144352">
            <text:p>7.19041568561444</text:p>
          </table:table-cell>
          <table:table-cell table:style-name="ACE-0" office:value-type="string">
            <text:p>ThomasEtal2009,HibbertEtal2016</text:p>
          </table:table-cell>
          <table:table-cell table:style-name="ACE-6" office:value-type="float" office:value="-123.1382316">
            <text:p>−123.1</text:p>
          </table:table-cell>
          <table:table-cell table:style-name="ACE-6" office:value-type="float" office:value="8.2228945400299001">
            <text:p>8.2</text:p>
          </table:table-cell>
          <table:table-cell table:style-name="ACE-6" office:value-type="float" office:value="6.1579368311989704">
            <text:p>6.2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17R-1W-5_10</text:p>
          </table:table-cell>
          <table:table-cell table:style-name="ACE-3" office:value-type="float" office:value="-17.5">
            <text:p>−17.500</text:p>
          </table:table-cell>
          <table:table-cell table:style-name="ACE-3" office:value-type="float" office:value="-149.38333333333333">
            <text:p>−149.383</text:p>
          </table:table-cell>
          <table:table-cell table:style-name="ACE-5" office:value-type="float" office:value="29855.299999999999">
            <text:p>29855.3</text:p>
          </table:table-cell>
          <table:table-cell table:style-name="ACE-5" office:value-type="float" office:value="39.899999999999999">
            <text:p>39.9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]+AVERAGE([.R8];[.S8])" office:value-type="float" office:value="-80.057399475485425">
            <text:p>−80.0573994754854</text:p>
          </table:table-cell>
          <table:table-cell table:style-name="ACE-0" table:formula="of:=AVERAGE([.R8];[.S8])" office:value-type="float" office:value="35.465999024514574">
            <text:p>35.4659990245146</text:p>
          </table:table-cell>
          <table:table-cell table:style-name="ACE-0" table:formula="of:=AVERAGE([.R8];[.S8])" office:value-type="float" office:value="35.465999024514574">
            <text:p>35.4659990245146</text:p>
          </table:table-cell>
          <table:table-cell table:style-name="ACE-0" office:value-type="string">
            <text:p>ThomasEtal2009,HibbertEtal2016</text:p>
          </table:table-cell>
          <table:table-cell table:style-name="ACE-6" office:value-type="float" office:value="-115.5233985">
            <text:p>−115.5</text:p>
          </table:table-cell>
          <table:table-cell table:style-name="ACE-6" office:value-type="float" office:value="64.078659661095202">
            <text:p>64.1</text:p>
          </table:table-cell>
          <table:table-cell table:style-name="ACE-6" office:value-type="float" office:value="6.8533383879339498">
            <text:p>6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18R-1W-19_28</text:p>
          </table:table-cell>
          <table:table-cell table:style-name="ACE-3" office:value-type="float" office:value="-17.5">
            <text:p>−17.500</text:p>
          </table:table-cell>
          <table:table-cell table:style-name="ACE-3" office:value-type="float" office:value="-149.38333333333333">
            <text:p>−149.383</text:p>
          </table:table-cell>
          <table:table-cell table:style-name="ACE-5" office:value-type="float" office:value="30158.200000000001">
            <text:p>30158.2</text:p>
          </table:table-cell>
          <table:table-cell table:style-name="ACE-5" office:value-type="float" office:value="43.100000000000001">
            <text:p>43.1</text:p>
          </table:table-cell>
          <table:table-cell table:style-name="ACE-0" office:value-type="string">
            <text:p>Foliaceous_pachyseris_(ref_43)_-_is_this_Pacyseris_foliosa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]+AVERAGE([.R9];[.S9])" office:value-type="float" office:value="-115.82344910850175">
            <text:p>−115.8234491085017</text:p>
          </table:table-cell>
          <table:table-cell table:style-name="ACE-0" table:formula="of:=AVERAGE([.R9];[.S9])" office:value-type="float" office:value="7.2190981914982455">
            <text:p>7.219098191498245</text:p>
          </table:table-cell>
          <table:table-cell table:style-name="ACE-0" table:formula="of:=AVERAGE([.R9];[.S9])" office:value-type="float" office:value="7.2190981914982455">
            <text:p>7.219098191498245</text:p>
          </table:table-cell>
          <table:table-cell table:style-name="ACE-0" office:value-type="string">
            <text:p>ThomasEtal2009,HibbertEtal2016</text:p>
          </table:table-cell>
          <table:table-cell table:style-name="ACE-6" office:value-type="float" office:value="-123.0425473">
            <text:p>−123.0</text:p>
          </table:table-cell>
          <table:table-cell table:style-name="ACE-6" office:value-type="float" office:value="8.2527881451723104">
            <text:p>8.3</text:p>
          </table:table-cell>
          <table:table-cell table:style-name="ACE-6" office:value-type="float" office:value="6.1854082378241797">
            <text:p>6.2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18R-1W-19_28</text:p>
          </table:table-cell>
          <table:table-cell table:style-name="ACE-3" office:value-type="float" office:value="-17.5">
            <text:p>−17.500</text:p>
          </table:table-cell>
          <table:table-cell table:style-name="ACE-3" office:value-type="float" office:value="-149.38333333333333">
            <text:p>−149.383</text:p>
          </table:table-cell>
          <table:table-cell table:style-name="ACE-5" office:value-type="float" office:value="30198.299999999999">
            <text:p>30198.3</text:p>
          </table:table-cell>
          <table:table-cell table:style-name="ACE-5" office:value-type="float" office:value="51.799999999999997">
            <text:p>51.8</text:p>
          </table:table-cell>
          <table:table-cell table:style-name="ACE-0" office:value-type="string">
            <text:p>Foliaceous_pachyseris_(ref_43)_-_is_this_Pacyseris_foliosa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]+AVERAGE([.R10];[.S10])" office:value-type="float" office:value="-115.81409960069982">
            <text:p>−115.8140996006998</text:p>
          </table:table-cell>
          <table:table-cell table:style-name="ACE-0" table:formula="of:=AVERAGE([.R10];[.S10])" office:value-type="float" office:value="7.2164006993001797">
            <text:p>7.21640069930018</text:p>
          </table:table-cell>
          <table:table-cell table:style-name="ACE-0" table:formula="of:=AVERAGE([.R10];[.S10])" office:value-type="float" office:value="7.2164006993001797">
            <text:p>7.21640069930018</text:p>
          </table:table-cell>
          <table:table-cell table:style-name="ACE-0" office:value-type="string">
            <text:p>ThomasEtal2009,HibbertEtal2016</text:p>
          </table:table-cell>
          <table:table-cell table:style-name="ACE-6" office:value-type="float" office:value="-123.0305003">
            <text:p>−123.0</text:p>
          </table:table-cell>
          <table:table-cell table:style-name="ACE-6" office:value-type="float" office:value="8.2312517632762496">
            <text:p>8.2</text:p>
          </table:table-cell>
          <table:table-cell table:style-name="ACE-6" office:value-type="float" office:value="6.2015496353241097">
            <text:p>6.2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20R-2W-0_5</text:p>
          </table:table-cell>
          <table:table-cell table:style-name="ACE-3" office:value-type="float" office:value="-17.5">
            <text:p>−17.500</text:p>
          </table:table-cell>
          <table:table-cell table:style-name="ACE-3" office:value-type="float" office:value="-149.38333333333333">
            <text:p>−149.383</text:p>
          </table:table-cell>
          <table:table-cell table:style-name="ACE-5" office:value-type="float" office:value="30797">
            <text:p>30797.0</text:p>
          </table:table-cell>
          <table:table-cell table:style-name="ACE-5" office:value-type="float" office:value="37.399999999999999">
            <text:p>37.4</text:p>
          </table:table-cell>
          <table:table-cell table:style-name="ACE-0" office:value-type="string">
            <text:p>Acropora_sp.(branching_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]+AVERAGE([.R11];[.S11])" office:value-type="float" office:value="-116.4244656043162">
            <text:p>−116.424465604316</text:p>
          </table:table-cell>
          <table:table-cell table:style-name="ACE-0" table:formula="of:=AVERAGE([.R11];[.S11])" office:value-type="float" office:value="12.136428495683816">
            <text:p>12.13642849568382</text:p>
          </table:table-cell>
          <table:table-cell table:style-name="ACE-0" table:formula="of:=AVERAGE([.R11];[.S11])" office:value-type="float" office:value="12.136428495683816">
            <text:p>12.13642849568382</text:p>
          </table:table-cell>
          <table:table-cell table:style-name="ACE-0" office:value-type="string">
            <text:p>ThomasEtal2009,HibbertEtal2016</text:p>
          </table:table-cell>
          <table:table-cell table:style-name="ACE-6" office:value-type="float" office:value="-128.56089410000001">
            <text:p>−128.6</text:p>
          </table:table-cell>
          <table:table-cell table:style-name="ACE-6" office:value-type="float" office:value="19.7955986062478">
            <text:p>19.8</text:p>
          </table:table-cell>
          <table:table-cell table:style-name="ACE-6" office:value-type="float" office:value="4.4772583851198302">
            <text:p>4.5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20R-2W-0_5</text:p>
          </table:table-cell>
          <table:table-cell table:style-name="ACE-3" office:value-type="float" office:value="-17.5">
            <text:p>−17.500</text:p>
          </table:table-cell>
          <table:table-cell table:style-name="ACE-3" office:value-type="float" office:value="-149.38333333333333">
            <text:p>−149.383</text:p>
          </table:table-cell>
          <table:table-cell table:style-name="ACE-5" office:value-type="float" office:value="31019.900000000001">
            <text:p>31019.9</text:p>
          </table:table-cell>
          <table:table-cell table:style-name="ACE-5" office:value-type="float" office:value="42.299999999999997">
            <text:p>42.3</text:p>
          </table:table-cell>
          <table:table-cell table:style-name="ACE-0" office:value-type="string">
            <text:p>Acropora_sp.(branching_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]+AVERAGE([.R12];[.S12])" office:value-type="float" office:value="-116.35754545017082">
            <text:p>−116.3575454501708</text:p>
          </table:table-cell>
          <table:table-cell table:style-name="ACE-0" table:formula="of:=AVERAGE([.R12];[.S12])" office:value-type="float" office:value="12.13649144982918">
            <text:p>12.1364914498292</text:p>
          </table:table-cell>
          <table:table-cell table:style-name="ACE-0" table:formula="of:=AVERAGE([.R12];[.S12])" office:value-type="float" office:value="12.13649144982918">
            <text:p>12.1364914498292</text:p>
          </table:table-cell>
          <table:table-cell table:style-name="ACE-0" office:value-type="string">
            <text:p>ThomasEtal2009,HibbertEtal2016</text:p>
          </table:table-cell>
          <table:table-cell table:style-name="ACE-6" office:value-type="float" office:value="-128.4940369">
            <text:p>−128.5</text:p>
          </table:table-cell>
          <table:table-cell table:style-name="ACE-6" office:value-type="float" office:value="19.759051021205298">
            <text:p>19.8</text:p>
          </table:table-cell>
          <table:table-cell table:style-name="ACE-6" office:value-type="float" office:value="4.51393187845306">
            <text:p>4.5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C-18R-1W-80_87</text:p>
          </table:table-cell>
          <table:table-cell table:style-name="ACE-3" office:value-type="float" office:value="-17.5">
            <text:p>−17.500</text:p>
          </table:table-cell>
          <table:table-cell table:style-name="ACE-3" office:value-type="float" office:value="-149.38333333333333">
            <text:p>−149.383</text:p>
          </table:table-cell>
          <table:table-cell table:style-name="ACE-5" office:value-type="float" office:value="31671.799999999999">
            <text:p>31671.8</text:p>
          </table:table-cell>
          <table:table-cell table:style-name="ACE-5" office:value-type="float" office:value="38.700000000000003">
            <text:p>38.7</text:p>
          </table:table-cell>
          <table:table-cell table:style-name="ACE-0" office:value-type="string">
            <text:p>Montipora_sp._(encrust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]+AVERAGE([.R13];[.S13])" office:value-type="float" office:value="-64.823292871013848">
            <text:p>−64.8232928710138</text:p>
          </table:table-cell>
          <table:table-cell table:style-name="ACE-0" table:formula="of:=AVERAGE([.R13];[.S13])" office:value-type="float" office:value="47.125167428986146">
            <text:p>47.12516742898615</text:p>
          </table:table-cell>
          <table:table-cell table:style-name="ACE-0" table:formula="of:=AVERAGE([.R13];[.S13])" office:value-type="float" office:value="47.125167428986146">
            <text:p>47.12516742898615</text:p>
          </table:table-cell>
          <table:table-cell table:style-name="ACE-0" office:value-type="string">
            <text:p>ThomasEtal2009,HibbertEtal2016</text:p>
          </table:table-cell>
          <table:table-cell table:style-name="ACE-6" office:value-type="float" office:value="-111.94846029999999">
            <text:p>−111.9</text:p>
          </table:table-cell>
          <table:table-cell table:style-name="ACE-6" office:value-type="float" office:value="58.194989656428298">
            <text:p>58.2</text:p>
          </table:table-cell>
          <table:table-cell table:style-name="ACE-6" office:value-type="float" office:value="36.055345201544">
            <text:p>36.1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C-18R-1W-80_87</text:p>
          </table:table-cell>
          <table:table-cell table:style-name="ACE-3" office:value-type="float" office:value="-17.5">
            <text:p>−17.500</text:p>
          </table:table-cell>
          <table:table-cell table:style-name="ACE-3" office:value-type="float" office:value="-149.38333333333333">
            <text:p>−149.383</text:p>
          </table:table-cell>
          <table:table-cell table:style-name="ACE-5" office:value-type="float" office:value="31903.900000000001">
            <text:p>31903.9</text:p>
          </table:table-cell>
          <table:table-cell table:style-name="ACE-5" office:value-type="float" office:value="43.399999999999999">
            <text:p>43.4</text:p>
          </table:table-cell>
          <table:table-cell table:style-name="ACE-0" office:value-type="string">
            <text:p>Montipora_sp._(encrust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]+AVERAGE([.R14];[.S14])" office:value-type="float" office:value="-64.715726048783296">
            <text:p>−64.7157260487833</text:p>
          </table:table-cell>
          <table:table-cell table:style-name="ACE-0" table:formula="of:=AVERAGE([.R14];[.S14])" office:value-type="float" office:value="47.163097151216704">
            <text:p>47.1630971512167</text:p>
          </table:table-cell>
          <table:table-cell table:style-name="ACE-0" table:formula="of:=AVERAGE([.R14];[.S14])" office:value-type="float" office:value="47.163097151216704">
            <text:p>47.1630971512167</text:p>
          </table:table-cell>
          <table:table-cell table:style-name="ACE-0" office:value-type="string">
            <text:p>ThomasEtal2009,HibbertEtal2016</text:p>
          </table:table-cell>
          <table:table-cell table:style-name="ACE-6" office:value-type="float" office:value="-111.8788232">
            <text:p>−111.9</text:p>
          </table:table-cell>
          <table:table-cell table:style-name="ACE-6" office:value-type="float" office:value="58.257103806957197">
            <text:p>58.3</text:p>
          </table:table-cell>
          <table:table-cell table:style-name="ACE-6" office:value-type="float" office:value="36.069090495476203">
            <text:p>36.1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E-12R-2W-86_107</text:p>
          </table:table-cell>
          <table:table-cell table:style-name="ACE-3" office:value-type="float" office:value="-17.5">
            <text:p>−17.500</text:p>
          </table:table-cell>
          <table:table-cell table:style-name="ACE-3" office:value-type="float" office:value="-149.38333333333333">
            <text:p>−149.383</text:p>
          </table:table-cell>
          <table:table-cell table:style-name="ACE-5" office:value-type="float" office:value="32950.5">
            <text:p>32950.5</text:p>
          </table:table-cell>
          <table:table-cell table:style-name="ACE-5" office:value-type="float" office:value="57.200000000000003">
            <text:p>57.2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]+AVERAGE([.R15];[.S15])" office:value-type="float" office:value="-68.048098153051626">
            <text:p>−68.0480981530516</text:p>
          </table:table-cell>
          <table:table-cell table:style-name="ACE-0" table:formula="of:=AVERAGE([.R15];[.S15])" office:value-type="float" office:value="35.626742546948378">
            <text:p>35.6267425469484</text:p>
          </table:table-cell>
          <table:table-cell table:style-name="ACE-0" table:formula="of:=AVERAGE([.R15];[.S15])" office:value-type="float" office:value="35.626742546948378">
            <text:p>35.6267425469484</text:p>
          </table:table-cell>
          <table:table-cell table:style-name="ACE-0" office:value-type="string">
            <text:p>ThomasEtal2009,HibbertEtal2016</text:p>
          </table:table-cell>
          <table:table-cell table:style-name="ACE-6" office:value-type="float" office:value="-103.6748407">
            <text:p>−103.7</text:p>
          </table:table-cell>
          <table:table-cell table:style-name="ACE-6" office:value-type="float" office:value="64.166060367807901">
            <text:p>64.2</text:p>
          </table:table-cell>
          <table:table-cell table:style-name="ACE-6" office:value-type="float" office:value="7.0874247260888499">
            <text:p>7.1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E-12R-2W-86_107</text:p>
          </table:table-cell>
          <table:table-cell table:style-name="ACE-3" office:value-type="float" office:value="-17.5">
            <text:p>−17.500</text:p>
          </table:table-cell>
          <table:table-cell table:style-name="ACE-3" office:value-type="float" office:value="-149.38333333333333">
            <text:p>−149.383</text:p>
          </table:table-cell>
          <table:table-cell table:style-name="ACE-5" office:value-type="float" office:value="32995.400000000001">
            <text:p>32995.4</text:p>
          </table:table-cell>
          <table:table-cell table:style-name="ACE-5" office:value-type="float" office:value="40.399999999999999">
            <text:p>40.4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]+AVERAGE([.R16];[.S16])" office:value-type="float" office:value="-68.041220845318577">
            <text:p>−68.0412208453186</text:p>
          </table:table-cell>
          <table:table-cell table:style-name="ACE-0" table:formula="of:=AVERAGE([.R16];[.S16])" office:value-type="float" office:value="35.620162154681431">
            <text:p>35.6201621546814</text:p>
          </table:table-cell>
          <table:table-cell table:style-name="ACE-0" table:formula="of:=AVERAGE([.R16];[.S16])" office:value-type="float" office:value="35.620162154681431">
            <text:p>35.6201621546814</text:p>
          </table:table-cell>
          <table:table-cell table:style-name="ACE-0" office:value-type="string">
            <text:p>ThomasEtal2009,HibbertEtal2016</text:p>
          </table:table-cell>
          <table:table-cell table:style-name="ACE-6" office:value-type="float" office:value="-103.661383">
            <text:p>−103.7</text:p>
          </table:table-cell>
          <table:table-cell table:style-name="ACE-6" office:value-type="float" office:value="64.165306237607098">
            <text:p>64.2</text:p>
          </table:table-cell>
          <table:table-cell table:style-name="ACE-6" office:value-type="float" office:value="7.0750180717557702">
            <text:p>7.1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21R-2W-13_20</text:p>
          </table:table-cell>
          <table:table-cell table:style-name="ACE-3" office:value-type="float" office:value="-17.533333333333335">
            <text:p>−17.533</text:p>
          </table:table-cell>
          <table:table-cell table:style-name="ACE-3" office:value-type="float" office:value="-149.58333333333334">
            <text:p>−149.583</text:p>
          </table:table-cell>
          <table:table-cell table:style-name="ACE-5" office:value-type="float" office:value="44014.300000000003">
            <text:p>44014.3</text:p>
          </table:table-cell>
          <table:table-cell table:style-name="ACE-5" office:value-type="float" office:value="98.099999999999994">
            <text:p>98.1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]+AVERAGE([.R17];[.S17])" office:value-type="float" office:value="-49.935309232113354">
            <text:p>−49.93530923211335</text:p>
          </table:table-cell>
          <table:table-cell table:style-name="ACE-0" table:formula="of:=AVERAGE([.R17];[.S17])" office:value-type="float" office:value="50.020407347886646">
            <text:p>50.02040734788665</text:p>
          </table:table-cell>
          <table:table-cell table:style-name="ACE-0" table:formula="of:=AVERAGE([.R17];[.S17])" office:value-type="float" office:value="50.020407347886646">
            <text:p>50.02040734788665</text:p>
          </table:table-cell>
          <table:table-cell table:style-name="ACE-0" office:value-type="string">
            <text:p>ThomasEtal2009,HibbertEtal2016</text:p>
          </table:table-cell>
          <table:table-cell table:style-name="ACE-6" office:value-type="float" office:value="-99.955716580000001">
            <text:p>−100.0</text:p>
          </table:table-cell>
          <table:table-cell table:style-name="ACE-6" office:value-type="float" office:value="61.3686480414136">
            <text:p>61.4</text:p>
          </table:table-cell>
          <table:table-cell table:style-name="ACE-6" office:value-type="float" office:value="38.6721666543597">
            <text:p>38.7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25R-3W-11_13</text:p>
          </table:table-cell>
          <table:table-cell table:style-name="ACE-3" office:value-type="float" office:value="-17.533333333333335">
            <text:p>−17.533</text:p>
          </table:table-cell>
          <table:table-cell table:style-name="ACE-3" office:value-type="float" office:value="-149.58333333333334">
            <text:p>−149.583</text:p>
          </table:table-cell>
          <table:table-cell table:style-name="ACE-5" office:value-type="float" office:value="64530.300000000003">
            <text:p>64530.3</text:p>
          </table:table-cell>
          <table:table-cell table:style-name="ACE-5" office:value-type="float" office:value="158.09999999999999">
            <text:p>158.1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8]+AVERAGE([.R18];[.S18])" office:value-type="float" office:value="-67.928376602838952">
            <text:p>−67.928376602839</text:p>
          </table:table-cell>
          <table:table-cell table:style-name="ACE-0" table:formula="of:=AVERAGE([.R18];[.S18])" office:value-type="float" office:value="36.992538697161052">
            <text:p>36.9925386971611</text:p>
          </table:table-cell>
          <table:table-cell table:style-name="ACE-0" table:formula="of:=AVERAGE([.R18];[.S18])" office:value-type="float" office:value="36.992538697161052">
            <text:p>36.9925386971611</text:p>
          </table:table-cell>
          <table:table-cell table:style-name="ACE-0" office:value-type="string">
            <text:p>ThomasEtal2009,HibbertEtal2016</text:p>
          </table:table-cell>
          <table:table-cell table:style-name="ACE-6" office:value-type="float" office:value="-104.9209153">
            <text:p>−104.9</text:p>
          </table:table-cell>
          <table:table-cell table:style-name="ACE-6" office:value-type="float" office:value="64.434086413954901">
            <text:p>64.4</text:p>
          </table:table-cell>
          <table:table-cell table:style-name="ACE-6" office:value-type="float" office:value="9.5509909803672102">
            <text:p>9.6</text:p>
          </table:table-cell>
          <table:table-cell table:number-columns-repeated="237" table:style-name="ACE-0"/>
        </table:table-row>
        <table:table-row table:style-name="AROW-0" table:number-rows-repeated="10">
          <table:table-cell table:number-columns-repeated="256" table:style-name="ACE-0"/>
        </table:table-row>
        <table:table-row table:style-name="AROW-0" table:number-rows-repeated="12">
          <table:table-cell table:number-columns-repeated="2" table:style-name="ACE-0"/>
          <table:table-cell table:style-name="ACE-2"/>
          <table:table-cell table:number-columns-repeated="2" table:style-name="ACE-4"/>
          <table:table-cell table:number-columns-repeated="7" table:style-name="ACE-0"/>
          <table:table-cell table:number-columns-repeated="3" table:style-name="ACE-4"/>
          <table:table-cell table:number-columns-repeated="241" table:style-name="ACE-0"/>
        </table:table-row>
        <table:table-row table:style-name="AROW-3">
          <table:table-cell table:number-columns-repeated="2" table:style-name="ACE-0"/>
          <table:table-cell table:style-name="ACE-2"/>
          <table:table-cell table:number-columns-repeated="2" table:style-name="ACE-4"/>
          <table:table-cell table:number-columns-repeated="7" table:style-name="ACE-0"/>
          <table:table-cell table:number-columns-repeated="3" table:style-name="ACE-4"/>
          <table:table-cell table:number-columns-repeated="241" table:style-name="ACE-0"/>
        </table:table-row>
        <table:table-row table:style-name="AROW-0" table:number-rows-repeated="66">
          <table:table-cell table:number-columns-repeated="2" table:style-name="ACE-0"/>
          <table:table-cell table:style-name="ACE-2"/>
          <table:table-cell table:number-columns-repeated="2" table:style-name="ACE-4"/>
          <table:table-cell table:number-columns-repeated="7" table:style-name="ACE-0"/>
          <table:table-cell table:number-columns-repeated="3" table:style-name="ACE-4"/>
          <table:table-cell table:number-columns-repeated="241" table:style-name="ACE-0"/>
        </table:table-row>
        <table:table-row table:style-name="AROW-0" table:number-rows-repeated="73">
          <table:table-cell table:number-columns-repeated="256"/>
        </table:table-row>
        <table:table-row table:style-name="AROW-1" table:number-rows-repeated="17">
          <table:table-cell table:number-columns-repeated="256"/>
        </table:table-row>
        <table:table-row table:style-name="AROW-0" table:number-rows-repeated="6532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2" gnm:cursor-row="13">
          <gnm:selection gnm:start-col="12" gnm:start-row="13" gnm:end-col="12" gnm:end-row="1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3" number:grouping="false" number:min-integer-digits="1"/>
    </number:number-style>
    <number:number-style style:name="ND-2">
      <number:number number:decimal-places="2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1-10-08T08:13:4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